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25-03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24-03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23-03-2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22-03-2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21-03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20-03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9-03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8-03-1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7-03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6-03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5-03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4-03-1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3-03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2-03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1-03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10-03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0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0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0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0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0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0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7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8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712109281701</text:p>
          </table:table-cell>
          <table:table-cell office:value-type="string" calcext:value-type="string">
            <text:p>(D-36-22)35bba- 1</text:p>
          </table:table-cell>
          <table:table-cell office:value-type="string" calcext:value-type="string">
            <text:p>195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14" meta:object-count="0"/>
    <meta:user-defined meta:name="AppVersion">3.0</meta:user-defined>
  </office:meta>
</office:document-meta>
</file>